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Pictures/2000003F000019F8000016E1F6640E0E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-color="#0084d1" draw:textarea-horizontal-align="justify" draw:textarea-vertical-align="middle" draw:auto-grow-height="false"/>
    </style:style>
    <style:style style:name="gr2" style:family="graphic" style:parent-style-name="standard">
      <style:graphic-properties svg:stroke-width="0.03cm" draw:marker-start-width="0.25cm" draw:marker-end-width="0.25cm" draw:fill-color="#579d1c" draw:textarea-horizontal-align="justify" draw:textarea-vertical-align="middle" draw:auto-grow-height="false" fo:padding-top="0.14cm" fo:padding-bottom="0.14cm" fo:padding-left="0.265cm" fo:padding-right="0.265cm"/>
    </style:style>
    <style:style style:name="gr3" style:family="graphic" style:parent-style-name="standard">
      <style:graphic-properties svg:stroke-width="0.03cm" draw:marker-start-width="0.25cm" draw:marker-end-width="0.25cm" draw:fill="none" draw:fill-color="#579d1c" draw:textarea-horizontal-align="justify" draw:textarea-vertical-align="middle" draw:auto-grow-height="false" fo:padding-top="0.14cm" fo:padding-bottom="0.14cm" fo:padding-left="0.265cm" fo:padding-right="0.265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5cm, 0cm, 0cm, 0.499cm)" draw:image-opacity="100%" style:mirror="none"/>
    </style:style>
    <style:style style:name="gr5" style:family="graphic" style:parent-style-name="objectwithoutfill">
      <style:graphic-properties svg:stroke-width="0.03cm" draw:marker-start-width="0.25cm" draw:marker-end="Rounded_20_short_20_Arrow" draw:marker-end-width="0.35cm" draw:fill="none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color="#ffffff" fo:font-size="9pt" style:font-size-asian="9pt" style:font-size-complex="9pt"/>
    </style:style>
    <style:style style:name="P2" style:family="paragraph">
      <style:paragraph-properties fo:text-align="center"/>
      <style:text-properties fo:color="#ffffff" fo:font-family="'DejaVu Sans Condensed'" style:font-family-generic="swiss" style:font-pitch="variable" fo:font-size="9pt" fo:font-weight="bold" style:font-size-asian="9pt" style:font-weight-asian="bold" style:font-size-complex="9pt" style:font-weight-complex="bold"/>
    </style:style>
    <style:style style:name="P3" style:family="paragraph">
      <style:paragraph-properties fo:text-align="center"/>
      <style:text-properties fo:color="#ffffff"/>
    </style:style>
    <style:style style:name="P4" style:family="paragraph">
      <style:paragraph-properties fo:text-align="center"/>
      <style:text-properties fo:color="#ffffff" fo:font-family="'DejaVu Sans Condensed'" style:font-family-generic="swiss" style:font-pitch="variable" fo:font-size="10.5pt" fo:font-weight="bold" style:font-size-asian="10.5pt" style:font-weight-asian="bold" style:font-size-complex="10.5pt" style:font-weight-complex="bold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family="'DejaVu Sans Condensed'" style:font-family-generic="swiss" style:font-pitch="variable" fo:font-size="10.5pt" fo:font-weight="bold" style:font-size-asian="10.5pt" style:font-weight-asian="bold" style:font-size-complex="10.5pt" style:font-weight-complex="bold"/>
    </style:style>
    <style:style style:name="P7" style:family="paragraph">
      <style:paragraph-properties fo:text-align="center"/>
      <style:text-properties fo:color="#000000"/>
    </style:style>
    <style:style style:name="P8" style:family="paragraph">
      <style:paragraph-properties fo:text-align="center"/>
      <style:text-properties fo:color="#000000" fo:font-family="'DejaVu Sans Condensed'" style:font-family-generic="swiss" style:font-pitch="variable" fo:font-size="10.5pt" fo:font-weight="bold" style:font-size-asian="10.5pt" style:font-weight-asian="bold" style:font-size-complex="10.5pt" style:font-weight-complex="bold"/>
    </style:style>
    <style:style style:name="P9" style:family="paragraph">
      <style:text-properties fo:font-family="'DejaVu Sans Condensed'" style:font-family-generic="swiss" style:font-pitch="variable" fo:font-size="10.5pt" fo:font-style="italic" style:font-size-asian="10.5pt" style:font-style-asian="italic" style:font-size-complex="10.5pt" style:font-style-complex="italic"/>
    </style:style>
    <style:style style:name="T1" style:family="text">
      <style:text-properties fo:color="#ffffff" fo:font-family="'DejaVu Sans Condensed'" style:font-family-generic="swiss" style:font-pitch="variable" fo:font-size="9pt" fo:font-weight="bold" style:font-size-asian="9pt" style:font-weight-asian="bold" style:font-size-complex="9pt" style:font-weight-complex="bold"/>
    </style:style>
    <style:style style:name="T2" style:family="text">
      <style:text-properties fo:color="#ffffff" fo:font-family="'DejaVu Sans Condensed'" style:font-family-generic="swiss" style:font-pitch="variable" fo:font-size="10.5pt" fo:font-weight="bold" style:font-size-asian="10.5pt" style:font-weight-asian="bold" style:font-size-complex="10.5pt" style:font-weight-complex="bold"/>
    </style:style>
    <style:style style:name="T3" style:family="text">
      <style:text-properties fo:font-family="'DejaVu Sans Condensed'" style:font-family-generic="swiss" style:font-pitch="variable" fo:font-size="10.5pt" fo:font-weight="bold" style:font-size-asian="10.5pt" style:font-weight-asian="bold" style:font-size-complex="10.5pt" style:font-weight-complex="bold"/>
    </style:style>
    <style:style style:name="T4" style:family="text">
      <style:text-properties fo:color="#000000" fo:font-family="'DejaVu Sans Condensed'" style:font-family-generic="swiss" style:font-pitch="variable" fo:font-size="10.5pt" fo:font-weight="bold" style:font-size-asian="10.5pt" style:font-weight-asian="bold" style:font-size-complex="10.5pt" style:font-weight-complex="bold"/>
    </style:style>
    <style:style style:name="T5" style:family="text">
      <style:text-properties fo:font-family="'DejaVu Sans Condensed'" style:font-family-generic="swiss" style:font-pitch="variable" fo:font-size="10.5pt" fo:font-style="italic" style:font-size-asian="10.5pt" style:font-style-asian="italic" style:font-size-complex="10.5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custom-shape draw:style-name="gr1" draw:text-style-name="P2" draw:layer="layout" svg:width="2.7cm" svg:height="0.5cm" draw:transform="rotate (-1.5707963267949) translate (7.3cm 0.9cm)">
          <text:p text:style-name="P1"><text:span text:style-name="T1">PREROUTING</text:span></text:p>
          <draw:enhanced-geometry svg:viewBox="0 0 21600 21600" draw:text-areas="0 0 21600 21600" draw:mirror-horizontal="false" draw:mirror-vertical="false" draw:type="chevron" draw:modifiers="19857.668711656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4" xml:id="id7" draw:id="id7" draw:layer="layout" svg:width="2.3cm" svg:height="0.6cm" svg:x="7.3cm" svg:y="1.6cm">
          <text:p text:style-name="P3"><text:span text:style-name="T2">mang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1" draw:id="id1" draw:layer="layout" svg:width="2.3cm" svg:height="0.6cm" svg:x="7.3cm" svg:y="2.2cm">
          <text:p text:style-name="P5"><text:span text:style-name="T3">n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xml:id="id2" draw:id="id2" draw:layer="layout" svg:width="2cm" svg:height="1.34cm" svg:x="7.45cm" svg:y="3.76cm">
          <draw:image xlink:href="Pictures/2000003F000019F8000016E1F6640E0E.svm" xlink:type="simple" xlink:show="embed" xlink:actuate="onLoad">
            <text:p/>
          </draw:image>
        </draw:frame>
        <draw:connector draw:style-name="gr5" draw:text-style-name="P5" draw:layer="layout" draw:type="line" svg:x1="8.45cm" svg:y1="2.8cm" svg:x2="8.45cm" svg:y2="3.76cm" draw:start-shape="id1" draw:start-glue-point="2" draw:end-shape="id2" draw:end-glue-point="0" svg:d="m8450 2800v960">
          <text:p/>
        </draw:connector>
        <draw:custom-shape draw:style-name="gr1" draw:text-style-name="P2" draw:layer="layout" svg:width="2.7cm" svg:height="0.5cm" draw:transform="rotate (-1.5707963267949) translate (7.3cm 5.3cm)">
          <text:p text:style-name="P1"><text:span text:style-name="T1">FORWARD</text:span></text:p>
          <draw:enhanced-geometry svg:viewBox="0 0 21600 21600" draw:text-areas="0 0 21600 21600" draw:mirror-horizontal="false" draw:mirror-vertical="false" draw:type="chevron" draw:modifiers="19857.668711656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4" xml:id="id3" draw:id="id3" draw:layer="layout" svg:width="2.3cm" svg:height="0.6cm" svg:x="7.3cm" svg:y="6cm">
          <text:p text:style-name="P3"><text:span text:style-name="T2">mang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5" draw:id="id5" draw:layer="layout" svg:width="2.3cm" svg:height="0.6cm" svg:x="7.3cm" svg:y="6.6cm">
          <text:p text:style-name="P5"><text:span text:style-name="T3">fil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line" svg:x1="8.45cm" svg:y1="5.1cm" svg:x2="8.45cm" svg:y2="6cm" draw:start-shape="id2" draw:start-glue-point="2" draw:end-shape="id3" draw:end-glue-point="0" svg:d="m8450 5100v900">
          <text:p/>
        </draw:connector>
        <draw:custom-shape draw:style-name="gr1" draw:text-style-name="P2" draw:layer="layout" svg:width="2.7cm" svg:height="0.5cm" draw:transform="rotate (-1.5707963267949) translate (7.3cm 8.9cm)">
          <text:p text:style-name="P1"><text:span text:style-name="T1">POSTROUTING</text:span></text:p>
          <draw:enhanced-geometry svg:viewBox="0 0 21600 21600" draw:text-areas="0 0 21600 21600" draw:mirror-horizontal="false" draw:mirror-vertical="false" draw:type="chevron" draw:modifiers="19857.668711656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4" xml:id="id6" draw:id="id6" draw:layer="layout" svg:width="2.3cm" svg:height="0.6cm" svg:x="7.3cm" svg:y="9.6cm">
          <text:p text:style-name="P3"><text:span text:style-name="T2">mang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4" draw:id="id4" draw:layer="layout" svg:width="2.3cm" svg:height="0.6cm" svg:x="7.3cm" svg:y="10.2cm">
          <text:p text:style-name="P5"><text:span text:style-name="T3">n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line" svg:x1="8.45cm" svg:y1="10.8cm" svg:x2="8.45cm" svg:y2="11.76cm" draw:start-shape="id4" draw:start-glue-point="2" svg:d="m8450 10800v960">
          <text:p/>
        </draw:connector>
        <draw:connector draw:style-name="gr5" draw:text-style-name="P5" xml:id="id14" draw:id="id14" draw:layer="layout" draw:type="line" svg:x1="8.45cm" svg:y1="7.2cm" svg:x2="8.45cm" svg:y2="9.6cm" draw:start-shape="id5" draw:start-glue-point="2" draw:end-shape="id6" draw:end-glue-point="0" svg:d="m8450 7200v2400">
          <text:p/>
        </draw:connector>
        <draw:connector draw:style-name="gr5" draw:text-style-name="P5" draw:layer="layout" draw:type="line" svg:x1="8.457cm" svg:y1="0.504cm" svg:x2="8.45cm" svg:y2="1.6cm" draw:end-shape="id7" draw:end-glue-point="0" svg:d="m8457 504-7 1096">
          <text:p/>
        </draw:connector>
        <draw:custom-shape draw:style-name="gr1" draw:text-style-name="P2" draw:layer="layout" svg:width="2.7cm" svg:height="0.5cm" draw:transform="rotate (-1.5707963267949) translate (2.8cm 7.2cm)">
          <text:p text:style-name="P1"><text:span text:style-name="T1">OUTPUT</text:span></text:p>
          <draw:enhanced-geometry svg:viewBox="0 0 21600 21600" draw:text-areas="0 0 21600 21600" draw:mirror-horizontal="false" draw:mirror-vertical="false" draw:type="chevron" draw:modifiers="19857.668711656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8" xml:id="id9" draw:id="id9" draw:layer="layout" svg:width="2.3cm" svg:height="0.6cm" svg:x="2.8cm" svg:y="7.6cm">
          <text:p text:style-name="P7"><text:span text:style-name="T4">mang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2.3cm" svg:height="0.6cm" svg:x="2.8cm" svg:y="8.2cm">
          <text:p text:style-name="P5"><text:span text:style-name="T3">n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line" svg:x1="3.95cm" svg:y1="7cm" svg:x2="3.95cm" svg:y2="7.6cm" draw:start-shape="id8" draw:start-glue-point="2" draw:end-shape="id9" draw:end-glue-point="0" svg:d="m3950 7000v600">
          <text:p/>
        </draw:connector>
        <draw:custom-shape draw:style-name="gr3" draw:text-style-name="P6" draw:layer="layout" svg:width="2.3cm" svg:height="0.6cm" svg:x="2.8cm" svg:y="8.8cm">
          <text:p text:style-name="P5"><text:span text:style-name="T3">fil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xml:id="id8" draw:id="id8" draw:layer="layout" svg:width="2cm" svg:height="1.34cm" svg:x="2.95cm" svg:y="5.66cm">
          <draw:image xlink:href="Pictures/2000003F000019F8000016E1F6640E0E.svm" xlink:type="simple" xlink:show="embed" xlink:actuate="onLoad">
            <text:p/>
          </draw:image>
        </draw:frame>
        <draw:custom-shape draw:style-name="gr3" draw:text-style-name="P8" xml:id="id11" draw:id="id11" draw:layer="layout" svg:width="2.3cm" svg:height="0.9cm" svg:x="2.8cm" svg:y="4.1cm">
          <text:p text:style-name="P7"><text:span text:style-name="T4">processus</text:span></text:p>
          <text:p text:style-name="P7"><text:span text:style-name="T4">locau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line" svg:x1="3.95cm" svg:y1="5cm" svg:x2="3.95cm" svg:y2="5.6cm" svg:d="m3950 5000v600">
          <text:p/>
        </draw:connector>
        <draw:custom-shape draw:style-name="gr1" draw:text-style-name="P2" draw:layer="layout" svg:width="2.7cm" svg:height="0.5cm" draw:transform="rotate (-1.5707963267949) translate (2.8cm 1.4cm)">
          <text:p text:style-name="P1"><text:span text:style-name="T1">INPUT</text:span></text:p>
          <draw:enhanced-geometry svg:viewBox="0 0 21600 21600" draw:text-areas="0 0 21600 21600" draw:mirror-horizontal="false" draw:mirror-vertical="false" draw:type="chevron" draw:modifiers="19857.668711656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8" xml:id="id12" draw:id="id12" draw:layer="layout" svg:width="2.3cm" svg:height="0.6cm" svg:x="2.8cm" svg:y="2.1cm">
          <text:p text:style-name="P7"><text:span text:style-name="T4">mang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10" draw:id="id10" draw:layer="layout" svg:width="2.3cm" svg:height="0.6cm" svg:x="2.8cm" svg:y="2.7cm">
          <text:p text:style-name="P5"><text:span text:style-name="T3">fil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line" svg:x1="3.95cm" svg:y1="3.3cm" svg:x2="3.95cm" svg:y2="4.1cm" draw:start-shape="id10" draw:start-glue-point="2" draw:end-shape="id11" svg:d="m3950 3300v800">
          <text:p/>
        </draw:connector>
        <draw:connector draw:style-name="gr5" draw:text-style-name="P5" draw:layer="layout" draw:line-skew="0cm -0.385cm" svg:x1="7.45cm" svg:y1="4.43cm" svg:x2="3.95cm" svg:y2="2.1cm" draw:start-shape="id2" draw:start-glue-point="3" draw:end-shape="id12" draw:end-glue-point="0" svg:d="m7450 4430h-1167v-3230h-2333v900">
          <text:p/>
        </draw:connector>
        <draw:connector draw:style-name="gr5" draw:text-style-name="P5" draw:layer="layout" svg:x1="3.9cm" svg:y1="10cm" svg:x2="8.4cm" svg:y2="8.2cm" draw:start-shape="id13" draw:start-glue-point="3" draw:end-shape="id14" draw:end-glue-point="0" svg:d="m3900 10000h2250v-1800h2250">
          <text:p/>
        </draw:connector>
        <draw:connector draw:style-name="gr5" draw:text-style-name="P5" xml:id="id13" draw:id="id13" draw:layer="layout" draw:type="line" svg:x1="3.9cm" svg:y1="9.4cm" svg:x2="3.9cm" svg:y2="10cm" svg:d="m3900 9400v600">
          <text:p/>
        </draw:connector>
        <draw:frame draw:style-name="gr6" draw:text-style-name="P9" draw:layer="layout" svg:width="1.73cm" svg:height="1.115cm" svg:x="8.57cm" svg:y="0.485cm">
          <draw:text-box>
            <text:p><text:span text:style-name="T5">paquet</text:span></text:p>
            <text:p><text:span text:style-name="T5">entrant</text:span></text:p>
          </draw:text-box>
        </draw:frame>
        <draw:frame draw:style-name="gr6" draw:text-style-name="P9" draw:layer="layout" svg:width="1.692cm" svg:height="1.115cm" svg:x="8.47cm" svg:y="10.785cm">
          <draw:text-box>
            <text:p><text:span text:style-name="T5">paquet</text:span></text:p>
            <text:p><text:span text:style-name="T5">sortant</text:span></text:p>
          </draw:text-box>
        </draw:frame>
        <draw:frame draw:style-name="gr6" draw:text-style-name="P9" draw:layer="layout" svg:width="1.802cm" svg:height="0.683cm" svg:x="8.3cm" svg:y="4.9cm">
          <draw:text-box>
            <text:p><text:span text:style-name="T5">routage</text:span></text:p>
          </draw:text-box>
        </draw:frame>
        <draw:frame draw:style-name="gr6" draw:text-style-name="P9" draw:layer="layout" svg:width="1.802cm" svg:height="0.683cm" svg:x="3.998cm" svg:y="6.817cm">
          <draw:text-box>
            <text:p><text:span text:style-name="T5">routage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2-29T16:05:05</meta:creation-date>
    <dc:date>2011-12-29T17:19:38</dc:date>
    <meta:editing-duration>PT1H14M38S</meta:editing-duration>
    <meta:editing-cycles>9</meta:editing-cycles>
    <meta:generator>LibreOffice/3.4$Unix LibreOffice_project/340m1$Build-402</meta:generator>
    <meta:document-statistic meta:object-count="34"/>
  </office:meta>
</office:document-meta>
</file>